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30616 <text:s/>(Valid for 2.66beta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5689342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5670462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/Diluent 1 (%O2, %He)</text:p>
      <text:p text:style-name="P9">Byte 21-22:</text:p>
      <text:p text:style-name="P9">Gas/Diluent 2 (%O2, %He)</text:p>
      <text:p text:style-name="P9">Byte 23-24:</text:p>
      <text:p text:style-name="P9">Gas/Diluent 3 (%O2, %He)</text:p>
      <text:p text:style-name="P9">Byte 25-26:</text:p>
      <text:p text:style-name="P9">Gas/Diluent 4 (%O2, %He)</text:p>
      <text:p text:style-name="P9">Byte 27-28:</text:p>
      <text:p text:style-name="P9">Gas/Diluent 5 (%O2, %He)</text:p>
      <text:p text:style-name="P5">List will store OC gases in OC modes and Diluents in CC modes (=&gt;2.58beta)</text:p>
      <text:p text:style-name="P9"><text:soft-page-break/>Byte 29-30:</text:p>
      <text:p text:style-name="P9"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Bailout selected (O2/He)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35664909" text:style-name="L3">
        <text:list-item>
          <text:p text:style-name="P25">EventByte (1 byte)</text:p>
        </text:list-item>
        <text:list-item>
          <text:p text:style-name="P25">ManualGasSet: new Values for Gas 6 (2 bytes: byte1=O2%, byte2=He%)</text:p>
        </text:list-item>
        <text:list-item>
          <text:p text:style-name="P25">Gas Change (1 byte: current Gas#)</text:p>
        </text:list-item>
        <text:list-item>
          <text:p text:style-name="P25">Temperature in 0.1°C (2 bytes: LOW:HIGH)</text:p>
        </text:list-item>
        <text:list-item>
          <text:p text:style-name="P27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5">GF value (1Byte: GF value in %)</text:p>
        </text:list-item>
        <text:list-item>
          <text:p text:style-name="P25">ppO2 Sensor Values (according to header information, t.b.d)</text:p>
        </text:list-item>
        <text:list-item>
          <text:p text:style-name="P25">Deco Debug (according to header information)</text:p>
        </text:list-item>
        <text:list-item>
          <text:p text:style-name="P27">CNS value (1Byte: CNS value in %)</text:p>
        </text:list-item>
        <text:list-item>
          <text:p text:style-name="P27">SetPoint Change (1Byte: new SetPoint in cbar)</text:p>
        </text:list-item>
        <text:list-item>
          <text:p text:style-name="P27"><text:span text:style-name="T9">Bailout selected: 2 bytes: byte1=O2%, byte2=He%</text:span></text:p>
        </text:list-item>
      </text:list>
      <text:p text:style-name="P7"/>
      <text:p text:style-name="P9">For calculation of the available information the following rules apply:</text:p>
      <text:list xml:id="list35677169" text:style-name="L4">
        <text:list-item>
          <text:p text:style-name="P26">First sample# is 1</text:p>
        </text:list-item>
        <text:list-item>
          <text:p text:style-name="P26">if divisor == 0 the information will never appear</text:p>
        </text:list-item>
        <text:list-item>
          <text:p text:style-name="P26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<text:soft-page-break/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<text:soft-page-break/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oft-page-break/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<text:soft-page-break/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Default (%O2,%He)</text:p>
      <text:p text:style-name="P9">Byte98-99:</text:p>
      <text:p text:style-name="P4">Diluent 1 Current (%O2,%He)</text:p>
      <text:p text:style-name="P9">Byte100-101:</text:p>
      <text:p text:style-name="P4">Diluent 2 Default (%O2,%He)</text:p>
      <text:p text:style-name="P9"><text:soft-page-break/>Byte102-103:</text:p>
      <text:p text:style-name="P4">Diluent 2 Current (%O2,%He)</text:p>
      <text:p text:style-name="P9">Byte104-105:</text:p>
      <text:p text:style-name="P4">Diluent 3 Default (%O2,%He)</text:p>
      <text:p text:style-name="P9">Byte106-107:</text:p>
      <text:p text:style-name="P4">Diluent 3 Current (%O2,%He)</text:p>
      <text:p text:style-name="P9">Byte108-109:</text:p>
      <text:p text:style-name="P4">Diluent 4 Default (%O2,%He)</text:p>
      <text:p text:style-name="P9">Byte110-111:</text:p>
      <text:p text:style-name="P4">Diluent 4 Current (%O2,%He)</text:p>
      <text:p text:style-name="P4">Byte112-113:</text:p>
      <text:p text:style-name="P4">Diluent 5 Default (%O2,%He)</text:p>
      <text:p text:style-name="P9">Byte114-115:</text:p>
      <text:p text:style-name="P4">Diluent 5 Current (%O2,%He)</text:p>
      <text:p text:style-name="P9">Byte116:</text:p>
      <text:p text:style-name="P4">First Diluent (1-5)</text:p>
      <text:p text:style-name="P9">Byte11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<text:soft-page-break/>OLED brightness (=0: Eco, =1 High) (<text:span text:style-name="T3">Not writable!</text:span>)</text:p>
      <text:p text:style-name="P4">Byte5-11:</text:p>
      <text:p text:style-name="P4">Time/Date vault during firmware updates</text:p>
      <text:p text:style-name="P9">Byte12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3-06-16T16:07:56.75</dc:date>
    <meta:editing-duration>PT07H44M03S</meta:editing-duration>
    <meta:editing-cycles>29</meta:editing-cycles>
    <meta:generator>OpenOffice.org/3.2$Win32 OpenOffice.org_project/320m18$Build-9502</meta:generator>
    <meta:document-statistic meta:table-count="1" meta:image-count="1" meta:object-count="0" meta:page-count="11" meta:paragraph-count="475" meta:word-count="2876" meta:character-count="17243"/>
  </office:meta>
</office:document-meta>
</file>